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style:text-underline-style="none" fo:font-weight="normal" style:font-weight-asian="normal" style:font-weight-complex="normal"/>
    </style:style>
    <style:style style:name="P2" style:family="paragraph" style:parent-style-name="Standard">
      <style:text-properties style:font-name="Calibri" style:text-underline-style="none" fo:font-weight="normal" officeooo:paragraph-rsid="0007ad64" style:font-weight-asian="normal" style:font-weight-complex="normal"/>
    </style:style>
    <style:style style:name="P3" style:family="paragraph" style:parent-style-name="Standard">
      <style:text-properties style:font-name="Calibri" style:text-underline-style="none" fo:font-weight="normal" officeooo:paragraph-rsid="000ab4d4" style:font-weight-asian="normal" style:font-weight-complex="normal"/>
    </style:style>
    <style:style style:name="P4" style:family="paragraph" style:parent-style-name="Standard">
      <style:text-properties style:font-name="Calibri" style:text-underline-style="none" fo:font-weight="normal" officeooo:rsid="000b88de" officeooo:paragraph-rsid="000b88de" style:font-weight-asian="normal" style:font-weight-complex="normal"/>
    </style:style>
    <style:style style:name="P5" style:family="paragraph" style:parent-style-name="Standard">
      <style:text-properties style:font-name="Calibri" style:text-underline-style="none" fo:font-weight="normal" officeooo:rsid="000b88de" officeooo:paragraph-rsid="000c24ca" style:font-weight-asian="normal" style:font-weight-complex="normal"/>
    </style:style>
    <style:style style:name="P6" style:family="paragraph" style:parent-style-name="Standard">
      <style:text-properties style:font-name="Calibri" style:text-underline-style="none" fo:font-weight="normal" officeooo:rsid="0006f91a" officeooo:paragraph-rsid="0006f91a" style:font-weight-asian="normal" style:font-weight-complex="normal"/>
    </style:style>
    <style:style style:name="P7" style:family="paragraph" style:parent-style-name="Standard">
      <style:text-properties style:font-name="Calibri" style:text-underline-style="none" fo:font-weight="normal" officeooo:rsid="0006f91a" officeooo:paragraph-rsid="000c24ca" style:font-weight-asian="normal" style:font-weight-complex="normal"/>
    </style:style>
    <style:style style:name="P8" style:family="paragraph" style:parent-style-name="Standard">
      <style:text-properties style:font-name="Calibri" style:text-underline-style="none" fo:font-weight="normal" officeooo:paragraph-rsid="000b88de" style:font-weight-asian="normal" style:font-weight-complex="normal"/>
    </style:style>
    <style:style style:name="P9" style:family="paragraph" style:parent-style-name="Standard">
      <style:text-properties style:font-name="Calibri" style:text-underline-style="none" fo:font-weight="normal" officeooo:paragraph-rsid="000c24ca" style:font-weight-asian="normal" style:font-weight-complex="normal"/>
    </style:style>
    <style:style style:name="P10" style:family="paragraph" style:parent-style-name="Standard">
      <style:text-properties style:font-name="Calibri" style:text-underline-style="none" fo:font-weight="normal" officeooo:paragraph-rsid="000e0ff5" style:font-weight-asian="normal" style:font-weight-complex="normal"/>
    </style:style>
    <style:style style:name="P11" style:family="paragraph" style:parent-style-name="Standard">
      <style:text-properties style:font-name="Calibri" style:text-underline-style="none" fo:font-weight="normal" officeooo:rsid="000e4cfa" officeooo:paragraph-rsid="000e4cfa" style:font-weight-asian="normal" style:font-weight-complex="normal"/>
    </style:style>
    <style:style style:name="P12" style:family="paragraph" style:parent-style-name="Standard">
      <style:text-properties style:font-name="Calibri" style:text-underline-style="none" fo:font-weight="normal" officeooo:rsid="000e4cfa" officeooo:paragraph-rsid="000f6caf" style:font-weight-asian="normal" style:font-weight-complex="normal"/>
    </style:style>
    <style:style style:name="P13" style:family="paragraph" style:parent-style-name="Standard">
      <style:text-properties style:font-name="Calibri" style:text-underline-style="none" fo:font-weight="normal" officeooo:rsid="000e4cfa" officeooo:paragraph-rsid="00100fd0" style:font-weight-asian="normal" style:font-weight-complex="normal"/>
    </style:style>
    <style:style style:name="P14" style:family="paragraph" style:parent-style-name="Standard">
      <style:text-properties style:font-name="Calibri" style:text-underline-style="none" fo:font-weight="normal" officeooo:rsid="000e4cfa" officeooo:paragraph-rsid="0010afc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officeooo:paragraph-rsid="0004a20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paragraph-rsid="0004a20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59b9" officeooo:paragraph-rsid="000159b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style:text-underline-style="none" fo:font-weight="normal" officeooo:rsid="000159b9" officeooo:paragraph-rsid="0004a20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normal" officeooo:rsid="0004a207" officeooo:paragraph-rsid="0004a20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2a6099" loext:opacity="100%"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style:font-name="Calibri" style:text-underline-style="none" fo:font-weight="bold" officeooo:rsid="000e4cfa" officeooo:paragraph-rsid="000e4cfa" style:font-weight-asian="bold" style:font-weight-complex="bold"/>
    </style:style>
    <style:style style:name="P25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0e4cfa" style:font-weight-asian="normal" style:font-weight-complex="normal"/>
    </style:style>
    <style:style style:name="P26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0f6caf" style:font-weight-asian="normal" style:font-weight-complex="normal"/>
    </style:style>
    <style:style style:name="P27" style:family="paragraph" style:parent-style-name="Standard">
      <style:text-properties style:font-name="Calibri" style:text-underline-style="solid" style:text-underline-width="auto" style:text-underline-color="font-color" fo:font-weight="normal" officeooo:rsid="000e4cfa" officeooo:paragraph-rsid="00100fd0" style:font-weight-asian="normal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729fcf" loext:opacity="100%" style:text-underline-style="solid" style:text-underline-width="auto" style:text-underline-color="font-colo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solid" draw:fill-color="#ffffff"/>
      <style:paragraph-properties fo:text-align="center" style:writing-mode="lr-tb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solid" draw:fill-color="#ffffff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0" style:family="paragraph">
      <loext:graphic-properties draw:fill="solid" draw:fill-color="#ffffff"/>
      <style:paragraph-properties style:writing-mode="lr-tb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42" style:family="paragraph">
      <loext:graphic-properties draw:fill="none"/>
      <style:text-properties fo:font-size="12pt"/>
    </style:style>
    <style:style style:name="P43" style:family="paragraph">
      <loext:graphic-properties draw:fill="solid" draw:fill-color="#f6f9d4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5" style:family="paragraph">
      <style:paragraph-properties fo:text-align="center" style:writing-mode="lr-tb"/>
      <style:text-properties fo:font-size="12pt"/>
    </style:style>
    <style:style style:name="P46" style:family="paragraph">
      <style:paragraph-properties fo:text-align="start" style:writing-mode="lr-tb"/>
      <style:text-properties fo:font-size="12pt"/>
    </style:style>
    <style:style style:name="P4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48" style:family="paragraph">
      <loext:graphic-properties draw:fill="solid" draw:fill-color="#ffffff"/>
      <style:paragraph-properties style:writing-mode="lr-tb"/>
      <style:text-properties fo:font-size="12pt"/>
    </style:style>
    <style:style style:name="P49" style:family="paragraph">
      <style:paragraph-properties fo:text-align="start" style:writing-mode="lr-tb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59b9"/>
    </style:style>
    <style:style style:name="T3" style:family="text">
      <style:text-properties style:text-underline-style="solid" style:text-underline-width="auto" style:text-underline-color="font-color" officeooo:rsid="0004a207"/>
    </style:style>
    <style:style style:name="T4" style:family="text">
      <style:text-properties style:text-underline-style="solid" style:text-underline-width="auto" style:text-underline-color="font-color" officeooo:rsid="000e0ff5"/>
    </style:style>
    <style:style style:name="T5" style:family="text">
      <style:text-properties officeooo:rsid="000b88de"/>
    </style:style>
    <style:style style:name="T6" style:family="text">
      <style:text-properties officeooo:rsid="0006f91a"/>
    </style:style>
    <style:style style:name="T7" style:family="text">
      <style:text-properties officeooo:rsid="000e0ff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afc5" style:font-weight-asian="bold" style:font-weight-complex="bold"/>
    </style:style>
    <style:style style:name="T10" style:family="text">
      <style:text-properties fo:font-weight="bold" officeooo:rsid="00100fd0" style:font-weight-asian="bold" style:font-weight-complex="bold"/>
    </style:style>
    <style:style style:name="T11" style:family="text">
      <style:text-properties fo:font-weight="bold" officeooo:rsid="000f6caf" style:font-weight-asian="bold" style:font-weight-complex="bold"/>
    </style:style>
    <style:style style:name="T12" style:family="text">
      <style:text-properties officeooo:rsid="0013e592"/>
    </style:style>
    <style:style style:name="T13" style:family="text">
      <style:text-properties fo:color="#729fcf" loext:opacity="100%" style:text-underline-style="solid" style:text-underline-width="auto" style:text-und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size="13pt" style:font-size-asian="11pt" style:font-size-complex="13pt"/>
    </style:style>
    <style:style style:name="T16" style:family="text">
      <style:text-properties style:font-name="Arial" fo:font-size="16pt"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bold" style:font-name-complex="Lucida 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8pt" style:language-asian="zh" style:country-asian="CN" style:font-style-asian="normal" style:font-weight-asian="bold" style:font-name-complex="Lucida 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size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729fcf" loext:opacity="100%" fo:font-size="12pt"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1.238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3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7.207cm" fo:min-width="7.3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.889cm" fo:min-width="15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1.776cm" fo:min-width="17.1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2.401cm" fo:min-width="7.37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1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1.36cm" fo:min-width="1.6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draw:textarea-vertical-align="middle" fo:min-height="1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1.36cm" fo:min-width="1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5.864cm" fo:min-width="19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6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="solid" draw:fill-color="#f6f9d4" draw:textarea-horizontal-align="justify" draw:textarea-vertical-align="middle" draw:auto-grow-height="false" fo:min-height="6.588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4.052cm" fo:min-width="19.0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79cm" draw:marker-end-width="0.379cm" draw:fill="solid" draw:fill-color="#ffffff" draw:textarea-horizontal-align="justify" draw:textarea-vertical-align="middle" draw:auto-grow-height="false" fo:min-height="2.401cm" fo:min-width="7.371cm" fo:padding-top="0.009cm" fo:padding-bottom="0.009cm" fo:padding-left="0.009cm" fo:padding-right="0.009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3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solid" draw:fill-color="#f6f9d4" draw:textarea-horizontal-align="justify" draw:textarea-vertical-align="middle" draw:auto-grow-height="false" fo:min-height="3.639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3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7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="solid" draw:fill-color="#f6f9d4" draw:textarea-horizontal-align="justify" draw:textarea-vertical-align="middle" draw:auto-grow-height="false" fo:min-height="3.764cm" fo:min-width="5.0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5.1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5.212cm" fo:min-width="3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2.194cm" fo:min-width="12.3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2.193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dash" draw:stroke-dash="Dash" svg:stroke-color="#000000" draw:fill="solid" draw:fill-color="#ffffff" draw:textarea-horizontal-align="justify" draw:textarea-vertical-align="middle" draw:auto-grow-height="false" fo:min-height="10.148cm" fo:min-width="13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9.049cm" fo:min-width="12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2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049cm" svg:stroke-color="#000000" draw:marker-start-width="0.42cm" draw:marker-end-width="0.42cm" draw:fill="none" draw:textarea-horizontal-align="justify" draw:textarea-vertical-align="middle" draw:auto-grow-height="false" fo:min-height="21.997cm" fo:min-width="18.98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Dash" svg:stroke-color="#00a933" draw:fill="solid" draw:fill-color="#ffffff" draw:textarea-horizontal-align="justify" draw:textarea-vertical-align="middle" draw:auto-grow-height="false" fo:min-height="7.303cm" fo:min-width="8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éveloppement d’interfaces WEB : maquettage </text:p>
      <text:p text:style-name="P15"/>
      <text:p text:style-name="P16"><text:span text:style-name="T2">1</text:span><text:span text:style-name="T1">) Recensement des maquettes d’écran </text:span><text:span text:style-name="T2">TP2</text:span></text:p>
      <text:p text:style-name="P18"/>
      <text:p text:style-name="P20">a) page d’accueil</text:p>
      <text:p text:style-name="P20"/>
      <text:p text:style-name="P20"><draw:custom-shape text:anchor-type="paragraph" draw:z-index="3" draw:name="Forme1" draw:style-name="gr33" draw:text-style-name="P51" svg:width="19.033cm" svg:height="22.048cm" svg:x="0.344cm" svg:y="0.168cm"><text:p/><draw:enhanced-geometry svg:viewBox="0 0 21600 21600" draw:type="rectangle" draw:enhanced-path="M 0 0 L 21600 0 21600 21600 0 21600 0 0 Z N"/></draw:custom-shape><draw:frame text:anchor-type="paragraph" draw:z-index="4" draw:name="Forme2" draw:style-name="gr14" draw:text-style-name="P41" svg:width="17.652cm" svg:height="1.814cm" svg:x="0.344cm" svg:y="0.284cm"><draw:text-box><text:p text:style-name="P38"><text:span text:style-name="T18">Club Cyclisme 63</text:span></text:p></draw:text-box></draw:frame></text:p>
      <text:p text:style-name="P15"/>
      <text:p text:style-name="P1"><draw:custom-shape text:anchor-type="paragraph" draw:z-index="5" draw:name="Forme3" draw:style-name="gr10" draw:text-style-name="P36" svg:width="7.39cm" svg:height="2.419cm" svg:x="5.618cm" svg:y="1.09cm"><text:p/><draw:enhanced-geometry svg:viewBox="0 0 21600 21600" draw:type="rectangle" draw:enhanced-path="M 0 0 L 21600 0 21600 21600 0 21600 0 0 Z N"/></draw:custom-shape><draw:frame text:anchor-type="paragraph" draw:z-index="7" draw:name="Forme5" draw:style-name="gr32" draw:text-style-name="P50" svg:width="12.059cm" svg:height="2.269cm" svg:x="1.743cm" svg:y="3.958cm"><draw:text-box><text:p/></draw:text-box></draw:frame><draw:custom-shape text:anchor-type="paragraph" draw:z-index="8" draw:name="Forme6" draw:style-name="gr6" draw:text-style-name="P36" svg:width="15.819cm" svg:height="1.89cm" svg:x="1.743cm" svg:y="4.392cm"><text:p/><draw:enhanced-geometry svg:viewBox="0 0 21600 21600" draw:type="rectangle" draw:enhanced-path="M 0 0 L 21600 0 21600 21600 0 21600 0 0 Z N"/></draw:custom-shape><draw:frame text:anchor-type="paragraph" draw:z-index="9" draw:name="Forme8" draw:style-name="gr5" draw:text-style-name="P35" svg:width="13.078cm" svg:height="1.096cm" svg:x="2.291cm" svg:y="4.789cm"><draw:text-box><text:p>Ici, il y a une phrase de bienvenu </text:p></draw:text-box></draw:frame><draw:custom-shape text:anchor-type="paragraph" draw:z-index="10" draw:name="Forme10_1" draw:style-name="gr30" draw:text-style-name="P48" svg:width="13.853cm" svg:height="10.148cm" svg:x="1.706cm" svg:y="7.303cm"><text:p/><draw:enhanced-geometry svg:viewBox="0 0 21600 21600" draw:type="rectangle" draw:enhanced-path="M 0 0 L 21600 0 21600 21600 0 21600 0 0 Z N"/></draw:custom-shape><draw:custom-shape text:anchor-type="paragraph" draw:z-index="12" draw:name="Forme10_4" draw:style-name="gr2" draw:text-style-name="P30" svg:width="12.323cm" svg:height="1.239cm" svg:x="1.799cm" svg:y="19.516cm"><text:p text:style-name="P29">Bas de page (footer)</text:p><draw:enhanced-geometry svg:viewBox="0 0 21600 21600" draw:type="rectangle" draw:enhanced-path="M 0 0 L 21600 0 21600 21600 0 21600 0 0 Z N"/></draw:custom-shape><draw:custom-shape text:anchor-type="paragraph" draw:z-index="13" draw:name="Forme7" draw:style-name="gr27" draw:text-style-name="P36" svg:width="3.119cm" svg:height="5.213cm" svg:x="15.88cm" svg:y="14.961cm"><text:p/><draw:enhanced-geometry svg:viewBox="0 0 21600 21600" draw:type="rectangle" draw:enhanced-path="M 0 0 L 21600 0 21600 21600 0 21600 0 0 Z N"/></draw:custom-shape><draw:frame text:anchor-type="paragraph" draw:z-index="14" draw:name="Forme11" draw:style-name="gr26" draw:text-style-name="P35" svg:width="3.119cm" svg:height="5.121cm" svg:x="16.05cm" svg:y="15.053cm"><draw:text-box><text:p>aside</text:p><text:p/><text:p><text:span text:style-name="T20"/></text:p></draw:text-box></draw:frame></text:p>
      <text:p text:style-name="P1"/>
      <text:p text:style-name="P1"><draw:frame text:anchor-type="paragraph" draw:z-index="6" draw:name="Forme4" draw:style-name="gr9" draw:text-style-name="P39" svg:width="7.39cm" svg:height="2.419cm" svg:x="5.618cm" svg:y="0.056cm"><draw:text-box><text:p text:style-name="P38"><text:span text:style-name="T17">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1" draw:name="Forme10" draw:style-name="gr31" draw:text-style-name="P30" svg:width="12.323cm" svg:height="9.05cm" svg:x="2.12cm" svg:y="0.28cm"><text:p text:style-name="P29">Présentation des activités</text:p><text:p text:style-name="P29"/><text:p text:style-name="P29"/><text:p text:style-name="P29"/><text:p text:style-name="P29"/><text:p text:style-name="P29">Présentation clientèle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>Tarif et abonnement</text:span></text:p><text:p text:style-name="P29"><text:span text:style-name="T19"/></text:p><text:p text:style-name="P29"><text:span text:style-name="T19"/></text:p><text:p text:style-name="P49"><text:span text:style-name="T19"><text:s text:c="3"/></text:span><text:span text:style-name="T19">Nous vous proposons différents </text:span><text:span text:style-name="T21">tarifs</text:span><text:span text:style-name="T19"> et </text:span><text:span text:style-name="T21">horaires</text:span><text:span text:style-name="T19"> ...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oft-page-break/></text:p>
      <text:p text:style-name="P6">b) page horaire</text:p>
      <text:p text:style-name="P1"/>
      <text:p text:style-name="P1"><draw:custom-shape text:anchor-type="paragraph" draw:z-index="17" draw:name="Forme1_1" draw:style-name="gr19" draw:text-style-name="P42" svg:width="19.054cm" svg:height="24.103cm" svg:x="0.344cm" svg:y="0.168cm"><text:p/><draw:enhanced-geometry svg:viewBox="0 0 21600 21600" draw:type="rectangle" draw:enhanced-path="M 0 0 L 21600 0 21600 21600 0 21600 0 0 Z N"/></draw:custom-shape><draw:frame text:anchor-type="paragraph" draw:z-index="15" draw:name="Forme2_1" draw:style-name="gr14" draw:text-style-name="P41" svg:width="17.652cm" svg:height="1.814cm" svg:x="0.93cm" svg:y="0.28cm"><draw:text-box><text:p text:style-name="P38"><text:span text:style-name="T18">Club Cyclisme 63</text:span></text:p></draw:text-box></draw:frame></text:p>
      <text:p text:style-name="P1"><draw:custom-shape text:anchor-type="paragraph" draw:z-index="19" draw:name="Forme15_1" draw:style-name="gr15" draw:text-style-name="P36" svg:width="1.456cm" svg:height="1.361cm" svg:x="17.616cm" svg:y="0.365cm"><text:p/><draw:enhanced-geometry svg:viewBox="0 0 21600 21600" draw:type="rectangle" draw:enhanced-path="M 0 0 L 21600 0 21600 21600 0 21600 0 0 Z N"/></draw:custom-shape><draw:custom-shape text:anchor-type="paragraph" draw:z-index="1" draw:name="Forme15_6" draw:style-name="gr13" draw:text-style-name="P40" svg:width="1.682cm" svg:height="1.361cm" svg:x="15.12cm" svg:y="0.217cm"><text:p/><draw:enhanced-geometry svg:viewBox="0 0 21600 21600" draw:type="rectangle" draw:enhanced-path="M 0 0 L 21600 0 21600 21600 0 21600 0 0 Z N"/></draw:custom-shape><draw:frame text:anchor-type="paragraph" draw:z-index="16" draw:name="Forme14_1" draw:style-name="gr12" draw:text-style-name="P35" svg:width="1.682cm" svg:height="1.463cm" svg:x="15.12cm" svg:y="0.217cm"><draw:text-box><text:p>Logo</text:p><text:p>Facebook</text:p></draw:text-box></draw:frame><draw:frame text:anchor-type="paragraph" draw:z-index="25" draw:name="Forme14_6" draw:style-name="gr11" draw:text-style-name="P35" svg:width="1.456cm" svg:height="1.361cm" svg:x="17.616cm" svg:y="0.365cm"><draw:text-box><text:p>Logo</text:p><text:p>Twitter</text:p></draw:text-box></draw:frame></text:p>
      <text:p text:style-name="P1"/>
      <text:p text:style-name="P1"><draw:custom-shape text:anchor-type="paragraph" draw:z-index="2" draw:name="Forme3_1" draw:style-name="gr20" draw:text-style-name="P36" svg:width="7.39cm" svg:height="2.419cm" svg:x="6.546cm" svg:y="0.242cm"><text:p/><draw:enhanced-geometry svg:viewBox="0 0 21600 21600" draw:type="rectangle" draw:enhanced-path="M 0 0 L 21600 0 21600 21600 0 21600 0 0 Z N"/></draw:custom-shape><draw:frame text:anchor-type="paragraph" draw:z-index="18" draw:name="Forme4_2" draw:style-name="gr9" draw:text-style-name="P39" svg:width="7.411cm" svg:height="2.419cm" svg:x="6.525cm" svg:y="0.242cm"><draw:text-box><text:p text:style-name="P38"><text:span text:style-name="T17">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9" draw:name="Forme6_1" draw:style-name="gr6" draw:text-style-name="P36" svg:width="15.819cm" svg:height="1.89cm" svg:x="1.452cm" svg:y="0.51cm"><text:p/><draw:enhanced-geometry svg:viewBox="0 0 21600 21600" draw:type="rectangle" draw:enhanced-path="M 0 0 L 21600 0 21600 21600 0 21600 0 0 Z N"/></draw:custom-shape></text:p>
      <text:p text:style-name="P2"><draw:frame text:anchor-type="paragraph" draw:z-index="30" draw:name="Forme8_1" draw:style-name="gr5" draw:text-style-name="P35" svg:width="13.078cm" svg:height="1.096cm" svg:x="1.709cm" svg:y="0.383cm"><draw:text-box><text:p>Ici, il y a une phrase d’explication contenu qui y a sur cette <text:s/>pag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31" draw:name="Forme18_2" draw:style-name="gr18" draw:text-style-name="P43" svg:width="5.054cm" svg:height="6.589cm" svg:x="0.757cm" svg:y="0.245cm"><text:p/><draw:enhanced-geometry svg:viewBox="0 0 21600 21600" draw:type="rectangle" draw:enhanced-path="M 0 0 L 21600 0 21600 21600 0 21600 0 0 Z N"/></draw:custom-shape><draw:custom-shape text:anchor-type="paragraph" draw:z-index="32" draw:name="Forme18_3" draw:style-name="gr18" draw:text-style-name="P43" svg:width="5.054cm" svg:height="6.589cm" svg:x="12.637cm" svg:y="0.37cm"><text:p/><draw:enhanced-geometry svg:viewBox="0 0 21600 21600" draw:type="rectangle" draw:enhanced-path="M 0 0 L 21600 0 21600 21600 0 21600 0 0 Z N"/></draw:custom-shape><draw:custom-shape text:anchor-type="paragraph" draw:z-index="33" draw:name="Forme18_4" draw:style-name="gr18" draw:text-style-name="P43" svg:width="5.054cm" svg:height="6.589cm" svg:x="6.974cm" svg:y="0.423cm"><text:p/><draw:enhanced-geometry svg:viewBox="0 0 21600 21600" draw:type="rectangle" draw:enhanced-path="M 0 0 L 21600 0 21600 21600 0 21600 0 0 Z N"/></draw:custom-shape><draw:frame text:anchor-type="paragraph" draw:z-index="34" draw:name="Forme9" draw:style-name="gr17" draw:text-style-name="P32" svg:width="5.054cm" svg:height="6.351cm" svg:x="0.757cm" svg:y="0.363cm"><draw:text-box><text:p text:style-name="P31"/><text:p text:style-name="P31"/><text:p text:style-name="P31"/><text:p text:style-name="P31"/><text:p text:style-name="P31">Tableau 1</text:p></draw:text-box></draw:frame><draw:frame text:anchor-type="paragraph" draw:z-index="35" draw:name="Forme9_0" draw:style-name="gr17" draw:text-style-name="P32" svg:width="5.054cm" svg:height="6.351cm" svg:x="6.974cm" svg:y="0.423cm"><draw:text-box><text:p text:style-name="P31"/><text:p text:style-name="P31"/><text:p text:style-name="P31"/><text:p text:style-name="P31"/><text:p text:style-name="P31">Tableau 2</text:p></draw:text-box></draw:frame><draw:frame text:anchor-type="paragraph" draw:z-index="36" draw:name="Forme9_1" draw:style-name="gr17" draw:text-style-name="P32" svg:width="5.054cm" svg:height="6.351cm" svg:x="12.637cm" svg:y="0.37cm"><draw:text-box><text:p text:style-name="P31"/><text:p text:style-name="P31"/><text:p text:style-name="P31"/><text:p text:style-name="P31"/><text:p text:style-name="P31">Tableau 3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7" draw:name="Forme20" draw:style-name="gr1" draw:text-style-name="P28" svg:width="5.107cm" svg:height="2.25cm" svg:x="1.233cm" svg:y="0.376cm"><draw:text-box><text:p><text:span text:style-name="T13">–</text:span><text:span text:style-name="T13">&gt; retour page accueil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8" draw:name="Forme10_0" draw:style-name="gr2" draw:text-style-name="P30" svg:width="12.323cm" svg:height="1.239cm" svg:x="2.037cm" svg:y="0.116cm"><text:p text:style-name="P29">Bas de page (footer)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) page tarif</text:p>
      <text:p text:style-name="P8"/>
      <text:p text:style-name="P8"/>
      <text:p text:style-name="P8"><draw:custom-shape text:anchor-type="paragraph" draw:z-index="81" draw:name="Forme1_3" draw:style-name="gr19" draw:text-style-name="P42" svg:width="19.054cm" svg:height="24.103cm" svg:x="0.155cm" svg:y="0.051cm"><text:p/><draw:enhanced-geometry svg:viewBox="0 0 21600 21600" draw:type="rectangle" draw:enhanced-path="M 0 0 L 21600 0 21600 21600 0 21600 0 0 Z N"/></draw:custom-shape><draw:frame text:anchor-type="paragraph" draw:z-index="83" draw:name="Forme2_2" draw:style-name="gr14" draw:text-style-name="P41" svg:width="17.652cm" svg:height="1.814cm" svg:x="0.586cm" svg:y="0.191cm"><draw:text-box><text:p text:style-name="P38"><text:span text:style-name="T18">Club Cyclisme 63</text:span></text:p></draw:text-box></draw:frame></text:p>
      <text:p text:style-name="P8"><draw:custom-shape text:anchor-type="paragraph" draw:z-index="82" draw:name="Forme15_2" draw:style-name="gr15" draw:text-style-name="P36" svg:width="1.456cm" svg:height="1.361cm" svg:x="17.246cm" svg:y="0.127cm"><text:p/><draw:enhanced-geometry svg:viewBox="0 0 21600 21600" draw:type="rectangle" draw:enhanced-path="M 0 0 L 21600 0 21600 21600 0 21600 0 0 Z N"/></draw:custom-shape><draw:custom-shape text:anchor-type="paragraph" draw:z-index="84" draw:name="Forme15_7" draw:style-name="gr13" draw:text-style-name="P40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85" draw:name="Forme14_2" draw:style-name="gr12" draw:text-style-name="P35" svg:width="1.682cm" svg:height="1.463cm" svg:x="14.961cm" svg:y="0.127cm"><draw:text-box><text:p>Logo</text:p><text:p>Facebook</text:p></draw:text-box></draw:frame><draw:frame text:anchor-type="paragraph" draw:z-index="86" draw:name="Forme14_7" draw:style-name="gr11" draw:text-style-name="P35" svg:width="1.456cm" svg:height="1.361cm" svg:x="17.246cm" svg:y="0.127cm"><draw:text-box><text:p>Logo</text:p><text:p>Twitter</text:p></draw:text-box></draw:frame></text:p>
      <text:p text:style-name="P8"/>
      <text:p text:style-name="P8"><draw:custom-shape text:anchor-type="paragraph" draw:z-index="87" draw:name="Forme3_2" draw:style-name="gr10" draw:text-style-name="P36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88" draw:name="Forme4_1" draw:style-name="gr9" draw:text-style-name="P39" svg:width="7.411cm" svg:height="2.419cm" svg:x="5.644cm" svg:y="0.453cm"><draw:text-box><text:p text:style-name="P38"><text:span text:style-name="T17">IMAGE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89" draw:name="Forme6_2" draw:style-name="gr6" draw:text-style-name="P36" svg:width="15.819cm" svg:height="1.89cm" svg:x="1.293cm" svg:y="0.212cm"><text:p/><draw:enhanced-geometry svg:viewBox="0 0 21600 21600" draw:type="rectangle" draw:enhanced-path="M 0 0 L 21600 0 21600 21600 0 21600 0 0 Z N"/></draw:custom-shape></text:p>
      <text:p text:style-name="P8"><draw:frame text:anchor-type="paragraph" draw:z-index="90" draw:name="Forme8_2" draw:style-name="gr5" draw:text-style-name="P35" svg:width="13.078cm" svg:height="1.096cm" svg:x="1.947cm" svg:y="0.058cm"><draw:text-box><text:p>Ici, il y a une phrase d’explication contenu qui y a sur cette <text:s/>page</text:p></draw:text-box></draw:frame></text:p>
      <text:p text:style-name="P8"/>
      <text:p text:style-name="P8"/>
      <text:p text:style-name="P8"/>
      <text:p text:style-name="P8"/>
      <text:p text:style-name="P8"><draw:frame text:anchor-type="paragraph" draw:z-index="96" draw:name="Forme9_3" draw:style-name="gr24" draw:text-style-name="P44" svg:width="5.054cm" svg:height="3.798cm" svg:x="6.974cm" svg:y="0.215cm"><draw:text-box><text:p text:style-name="P31"><text:span text:style-name="T19"/></text:p><text:p text:style-name="P31"><text:span text:style-name="T19"/></text:p><text:p text:style-name="P31"><text:span text:style-name="T19"/></text:p><text:p text:style-name="P31"><text:span text:style-name="T19">Planning tarif 2</text:span></text:p></draw:text-box></draw:frame><draw:custom-shape text:anchor-type="paragraph" draw:z-index="94" draw:name="Forme18_7" draw:style-name="gr22" draw:text-style-name="P43" svg:width="5.054cm" svg:height="3.64cm" svg:x="6.816cm" svg:y="0.215cm"><text:p/><draw:enhanced-geometry svg:viewBox="0 0 21600 21600" draw:type="rectangle" draw:enhanced-path="M 0 0 L 21600 0 21600 21600 0 21600 0 0 Z N"/></draw:custom-shape><draw:frame text:anchor-type="paragraph" draw:z-index="95" draw:name="Forme9_2" draw:style-name="gr21" draw:text-style-name="P32" svg:width="5.054cm" svg:height="3.488cm" svg:x="1.154cm" svg:y="0.235cm"><draw:text-box><text:p text:style-name="P31"/><text:p text:style-name="P31"/><text:p text:style-name="P31"/><text:p text:style-name="P31">Planning tarif 1</text:p></draw:text-box></draw:frame><draw:custom-shape text:anchor-type="paragraph" draw:z-index="92" draw:name="Forme18_5" draw:style-name="gr25" draw:text-style-name="P43" svg:width="5.054cm" svg:height="3.765cm" svg:x="1.498cm" svg:y="0.235cm"><text:p/><draw:enhanced-geometry svg:viewBox="0 0 21600 21600" draw:type="rectangle" draw:enhanced-path="M 0 0 L 21600 0 21600 21600 0 21600 0 0 Z N"/></draw:custom-shape><draw:frame text:anchor-type="paragraph" draw:z-index="97" draw:name="Forme9_4" draw:style-name="gr23" draw:text-style-name="P32" svg:width="5.054cm" svg:height="3.058cm" svg:x="12.637cm" svg:y="0.215cm"><draw:text-box><text:p text:style-name="P31"/><text:p text:style-name="P31"/><text:p text:style-name="P31"/><text:p text:style-name="P31">Planning tarif 3</text:p></draw:text-box></draw:frame><draw:custom-shape text:anchor-type="paragraph" draw:z-index="93" draw:name="Forme18_6" draw:style-name="gr22" draw:text-style-name="P43" svg:width="5.054cm" svg:height="3.64cm" svg:x="12.451cm" svg:y="0.215cm"><text:p/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00" draw:name="Forme18_12" draw:style-name="gr22" draw:text-style-name="P43" svg:width="5.054cm" svg:height="3.64cm" svg:x="3.694cm" svg:y="0.138cm"><text:p/><draw:enhanced-geometry svg:viewBox="0 0 21600 21600" draw:type="rectangle" draw:enhanced-path="M 0 0 L 21600 0 21600 21600 0 21600 0 0 Z N"/></draw:custom-shape><draw:frame text:anchor-type="paragraph" draw:z-index="102" draw:name="Forme9_9" draw:style-name="gr21" draw:text-style-name="P32" svg:width="5.054cm" svg:height="3.488cm" svg:x="10.97cm" svg:y="0.263cm"><draw:text-box><text:p text:style-name="P31"/><text:p text:style-name="P31"/><text:p text:style-name="P31"/><text:p text:style-name="P31">Planning tarif 5</text:p></draw:text-box></draw:frame><draw:custom-shape text:anchor-type="paragraph" draw:z-index="99" draw:name="Forme18_11" draw:style-name="gr22" draw:text-style-name="P43" svg:width="5.054cm" svg:height="3.64cm" svg:x="11.446cm" svg:y="0.111cm"><text:p/><draw:enhanced-geometry svg:viewBox="0 0 21600 21600" draw:type="rectangle" draw:enhanced-path="M 0 0 L 21600 0 21600 21600 0 21600 0 0 Z N"/></draw:custom-shape></text:p>
      <text:p text:style-name="P8"><draw:frame text:anchor-type="paragraph" draw:z-index="101" draw:name="Forme9_8" draw:style-name="gr21" draw:text-style-name="P32" svg:width="5.054cm" svg:height="3.488cm" svg:x="3.27cm" svg:y="0.023cm"><draw:text-box><text:p text:style-name="P31"/><text:p text:style-name="P31"/><text:p text:style-name="P31"/><text:p text:style-name="P31">Planning tarif 4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text:anchor-type="paragraph" draw:z-index="98" draw:name="Forme20_0" draw:style-name="gr1" draw:text-style-name="P28" svg:width="5.107cm" svg:height="2.25cm" svg:x="1.395cm" svg:y="0.007cm"><draw:text-box><text:p><text:span text:style-name="T13">–</text:span><text:span text:style-name="T13">&gt; retour page accueil</text:span></text:p></draw:text-box></draw:frame></text:p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91" draw:name="Forme10_3" draw:style-name="gr2" draw:text-style-name="P30" svg:width="12.323cm" svg:height="1.239cm" svg:x="2.355cm" svg:y="0.43cm"><text:p text:style-name="P29">Bas de page (footer)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/>
      <text:p text:style-name="P8"/>
      <text:p text:style-name="P1"/>
      <text:p text:style-name="P1"/>
      <text:p text:style-name="P8"/>
      <text:p text:style-name="P17"><text:soft-page-break/><text:span text:style-name="T4">2</text:span><text:span text:style-name="T1">) Recensement des maquettes d’écran </text:span><text:span text:style-name="T2">TP</text:span><text:span text:style-name="T3">3</text:span></text:p>
      <text:p text:style-name="P19"/>
      <text:p text:style-name="P21">a) page d’accueil</text:p>
      <text:p text:style-name="P1"/>
      <text:p text:style-name="P1"/>
      <text:p text:style-name="P1"><draw:custom-shape text:anchor-type="paragraph" draw:z-index="39" draw:name="Forme1_2" draw:style-name="gr19" draw:text-style-name="P42" svg:width="19.054cm" svg:height="24.103cm" svg:x="0.344cm" svg:y="0.168cm"><text:p/><draw:enhanced-geometry svg:viewBox="0 0 21600 21600" draw:type="rectangle" draw:enhanced-path="M 0 0 L 21600 0 21600 21600 0 21600 0 0 Z N"/></draw:custom-shape><draw:frame text:anchor-type="paragraph" draw:z-index="40" draw:name="Forme2_3" draw:style-name="gr14" draw:text-style-name="P41" svg:width="17.652cm" svg:height="1.814cm" svg:x="0.344cm" svg:y="0.247cm"><draw:text-box><text:p text:style-name="P38"><text:span text:style-name="T18">Club Cyclisme 63</text:span></text:p></draw:text-box></draw:frame></text:p>
      <text:p text:style-name="P1"><draw:custom-shape text:anchor-type="paragraph" draw:z-index="55" draw:name="Forme15_3" draw:style-name="gr13" draw:text-style-name="P40" svg:width="1.682cm" svg:height="1.361cm" svg:x="15.067cm" svg:y="0.515cm"><text:p/><draw:enhanced-geometry svg:viewBox="0 0 21600 21600" draw:type="rectangle" draw:enhanced-path="M 0 0 L 21600 0 21600 21600 0 21600 0 0 Z N"/></draw:custom-shape><draw:frame text:anchor-type="paragraph" draw:z-index="56" draw:name="Forme14_3" draw:style-name="gr12" draw:text-style-name="P35" svg:width="1.682cm" svg:height="1.463cm" svg:x="15.067cm" svg:y="0.515cm"><draw:text-box><text:p>Logo</text:p><text:p>Facebook</text:p></draw:text-box></draw:frame></text:p>
      <text:p text:style-name="P1"><draw:custom-shape text:anchor-type="paragraph" draw:z-index="57" draw:name="Forme15_4" draw:style-name="gr15" draw:text-style-name="P36" svg:width="1.456cm" svg:height="1.361cm" svg:x="17.56cm" svg:y="0.101cm"><text:p/><draw:enhanced-geometry svg:viewBox="0 0 21600 21600" draw:type="rectangle" draw:enhanced-path="M 0 0 L 21600 0 21600 21600 0 21600 0 0 Z N"/></draw:custom-shape><draw:frame text:anchor-type="paragraph" draw:z-index="58" draw:name="Forme14_4" draw:style-name="gr11" draw:text-style-name="P35" svg:width="1.456cm" svg:height="1.361cm" svg:x="17.56cm" svg:y="0.101cm"><draw:text-box><text:p>Logo</text:p><text:p>Twitter</text:p></draw:text-box></draw:frame></text:p>
      <text:p text:style-name="P1"/>
      <text:p text:style-name="P1"><draw:frame text:anchor-type="paragraph" draw:z-index="41" draw:name="Forme4_4" draw:style-name="gr9" draw:text-style-name="P39" svg:width="7.39cm" svg:height="2.419cm" svg:x="5.733cm" svg:y="0.265cm"><draw:text-box><text:p text:style-name="P38"><text:span text:style-name="T17">IMAGE</text:span></text:p></draw:text-box></draw:frame><draw:custom-shape text:anchor-type="paragraph" draw:z-index="42" draw:name="Forme3_3" draw:style-name="gr10" draw:text-style-name="P36" svg:width="7.39cm" svg:height="2.419cm" svg:x="5.639cm" svg:y="0.086cm"><text:p/><draw:enhanced-geometry svg:viewBox="0 0 21600 21600" draw:type="rectangle" draw:enhanced-path="M 0 0 L 21600 0 21600 21600 0 21600 0 0 Z N"/></draw:custom-shape><draw:frame text:anchor-type="paragraph" draw:z-index="43" draw:name="Forme4_5" draw:style-name="gr9" draw:text-style-name="P39" svg:width="7.411cm" svg:height="2.419cm" svg:x="5.618cm" svg:y="0.056cm"><draw:text-box><text:p text:style-name="P38"><text:span text:style-name="T17">IMAGE</text:span></text:p></draw:text-box></draw:frame></text:p>
      <text:p text:style-name="P1"><draw:custom-shape text:anchor-type="paragraph" draw:z-index="44" draw:name="Forme6_3" draw:style-name="gr6" draw:text-style-name="P36" svg:width="15.819cm" svg:height="1.89cm" svg:x="1.743cm" svg:y="4.392cm"><text:p/><draw:enhanced-geometry svg:viewBox="0 0 21600 21600" draw:type="rectangle" draw:enhanced-path="M 0 0 L 21600 0 21600 21600 0 21600 0 0 Z N"/></draw:custom-shape><draw:frame text:anchor-type="paragraph" draw:z-index="45" draw:name="Forme8_3" draw:style-name="gr5" draw:text-style-name="P35" svg:width="13.078cm" svg:height="1.096cm" svg:x="2.291cm" svg:y="4.789cm"><draw:text-box><text:p>Ici, il y a une phrase de bienvenu </text:p></draw:text-box></draw:frame><draw:custom-shape text:anchor-type="paragraph" draw:z-index="46" draw:name="Forme12_1" draw:style-name="gr8" draw:text-style-name="P36" svg:width="17.103cm" svg:height="1.777cm" svg:x="1.177cm" svg:y="2.302cm"><text:p/><draw:enhanced-geometry svg:viewBox="0 0 21600 21600" draw:type="rectangle" draw:enhanced-path="M 0 0 L 21600 0 21600 21600 0 21600 0 0 Z N"/></draw:custom-shape><draw:custom-shape text:anchor-type="paragraph" draw:z-index="48" draw:name="Forme10_2" draw:style-name="gr30" draw:text-style-name="P48" svg:width="13.853cm" svg:height="10.148cm" svg:x="1.706cm" svg:y="7.303cm"><text:p/><draw:enhanced-geometry svg:viewBox="0 0 21600 21600" draw:type="rectangle" draw:enhanced-path="M 0 0 L 21600 0 21600 21600 0 21600 0 0 Z N"/></draw:custom-shape><draw:custom-shape text:anchor-type="paragraph" draw:z-index="49" draw:name="Forme10_10" draw:style-name="gr29" draw:text-style-name="P30" svg:width="12.323cm" svg:height="2.193cm" svg:x="2.12cm" svg:y="8.033cm"><text:p text:style-name="P29">Présentation des activités</text:p><draw:enhanced-geometry svg:viewBox="0 0 21600 21600" draw:type="rectangle" draw:enhanced-path="M 0 0 L 21600 0 21600 21600 0 21600 0 0 Z N"/></draw:custom-shape><draw:custom-shape text:anchor-type="paragraph" draw:z-index="50" draw:name="Forme10_11" draw:style-name="gr29" draw:text-style-name="P30" svg:width="12.323cm" svg:height="2.193cm" svg:x="2.196cm" svg:y="11.434cm"><text:p text:style-name="P29">Présentation clientèle</text:p><draw:enhanced-geometry svg:viewBox="0 0 21600 21600" draw:type="rectangle" draw:enhanced-path="M 0 0 L 21600 0 21600 21600 0 21600 0 0 Z N"/></draw:custom-shape><draw:custom-shape text:anchor-type="paragraph" draw:z-index="51" draw:name="Forme10_12" draw:style-name="gr28" draw:text-style-name="P47" svg:width="12.325cm" svg:height="2.195cm" svg:x="2.233cm" svg:y="14.591cm"><text:p text:style-name="P45"><text:span text:style-name="T19">Tarif et abonnement</text:span></text:p><text:p text:style-name="P45"><text:span text:style-name="T19"/></text:p><text:p text:style-name="P46"><text:span text:style-name="T19">Nous vous proposons différents </text:span><text:span text:style-name="T21">tarifs</text:span><text:span text:style-name="T19"> et </text:span><text:span text:style-name="T21">horaires</text:span><text:span text:style-name="T19"> ...</text:span></text:p><draw:enhanced-geometry svg:viewBox="0 0 21600 21600" draw:type="rectangle" draw:enhanced-path="M 0 0 L 21600 0 21600 21600 0 21600 0 0 Z N"/></draw:custom-shape><draw:custom-shape text:anchor-type="paragraph" draw:z-index="52" draw:name="Forme10_13" draw:style-name="gr2" draw:text-style-name="P30" svg:width="12.323cm" svg:height="1.239cm" svg:x="1.799cm" svg:y="19.704cm"><text:p text:style-name="P29">Bas de page (footer)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frame text:anchor-type="paragraph" draw:z-index="47" draw:name="Forme13_1" draw:style-name="gr7" draw:text-style-name="P37" svg:width="17.103cm" svg:height="1.777cm" svg:x="1.177cm" svg:y="0.235cm"><draw:text-box><text:p text:style-name="P31"><text:span text:style-name="T15"/></text:p><text:p text:style-name="P31"><text:span text:style-name="T16">Accueil <text:s text:c="2"/></text:span><text:span text:style-name="T16"><text:tab/></text:span><text:span text:style-name="T16"> <text:s text:c="2"/></text:span><text:span text:style-name="T16"><text:tab/></text:span><text:span text:style-name="T16">Horaire</text:span><text:span text:style-name="T16"><text:tab/></text:span><text:span text:style-name="T16"> </text:span><text:span text:style-name="T16"><text:tab/></text:span><text:span text:style-name="T16">Photos</text:span><text:span text:style-name="T16"><text:tab/></text:span><text:span text:style-name="T16"> </text:span><text:span text:style-name="T16"><text:tab/></text:span><text:span text:style-name="T16">Vidéos </text:span><text:span text:style-name="T16"><text:tab/></text:span><text:span text:style-name="T16"><text:tab/></text:span><text:span text:style-name="T16">Tarif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53" draw:name="Forme7_1" draw:style-name="gr27" draw:text-style-name="P36" svg:width="3.119cm" svg:height="5.213cm" svg:x="15.748cm" svg:y="0.356cm"><text:p/><draw:enhanced-geometry svg:viewBox="0 0 21600 21600" draw:type="rectangle" draw:enhanced-path="M 0 0 L 21600 0 21600 21600 0 21600 0 0 Z N"/></draw:custom-shape><draw:frame text:anchor-type="paragraph" draw:z-index="54" draw:name="Forme11_1" draw:style-name="gr26" draw:text-style-name="P35" svg:width="3.119cm" svg:height="5.121cm" svg:x="15.748cm" svg:y="0.448cm"><draw:text-box><text:p><text:span text:style-name="T20">Asid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b) page horaire</text:p>
      <text:p text:style-name="P9"/>
      <text:p text:style-name="P9"><draw:frame text:anchor-type="paragraph" draw:z-index="105" draw:name="Forme2_4" draw:style-name="gr14" draw:text-style-name="P41" svg:width="17.652cm" svg:height="1.814cm" svg:x="0.93cm" svg:y="0.28cm"><draw:text-box><text:p text:style-name="P38"><text:span text:style-name="T18">Club Cyclisme 63</text:span></text:p></draw:text-box></draw:frame><draw:custom-shape text:anchor-type="paragraph" draw:z-index="107" draw:name="Forme1_5" draw:style-name="gr19" draw:text-style-name="P42" svg:width="19.054cm" svg:height="24.103cm" svg:x="0.344cm" svg:y="0.168cm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103" draw:name="Forme15_9" draw:style-name="gr13" draw:text-style-name="P40" svg:width="1.682cm" svg:height="1.361cm" svg:x="15.12cm" svg:y="0.217cm"><text:p/><draw:enhanced-geometry svg:viewBox="0 0 21600 21600" draw:type="rectangle" draw:enhanced-path="M 0 0 L 21600 0 21600 21600 0 21600 0 0 Z N"/></draw:custom-shape><draw:frame text:anchor-type="paragraph" draw:z-index="106" draw:name="Forme14_9" draw:style-name="gr12" draw:text-style-name="P35" svg:width="1.682cm" svg:height="1.463cm" svg:x="15.12cm" svg:y="0.217cm"><draw:text-box><text:p>Logo</text:p><text:p>Facebook</text:p></draw:text-box></draw:frame><draw:custom-shape text:anchor-type="paragraph" draw:z-index="109" draw:name="Forme15_11" draw:style-name="gr15" draw:text-style-name="P36" svg:width="1.456cm" svg:height="1.361cm" svg:x="17.616cm" svg:y="0.365cm"><text:p/><draw:enhanced-geometry svg:viewBox="0 0 21600 21600" draw:type="rectangle" draw:enhanced-path="M 0 0 L 21600 0 21600 21600 0 21600 0 0 Z N"/></draw:custom-shape><draw:frame text:anchor-type="paragraph" draw:z-index="110" draw:name="Forme14_11" draw:style-name="gr11" draw:text-style-name="P35" svg:width="1.456cm" svg:height="1.361cm" svg:x="17.616cm" svg:y="0.365cm"><draw:text-box><text:p>Logo</text:p><text:p>Twitter</text:p></draw:text-box></draw:frame></text:p>
      <text:p text:style-name="P9"/>
      <text:p text:style-name="P9"><draw:custom-shape text:anchor-type="paragraph" draw:z-index="104" draw:name="Forme3_4" draw:style-name="gr20" draw:text-style-name="P36" svg:width="7.39cm" svg:height="2.419cm" svg:x="6.546cm" svg:y="0.242cm"><text:p/><draw:enhanced-geometry svg:viewBox="0 0 21600 21600" draw:type="rectangle" draw:enhanced-path="M 0 0 L 21600 0 21600 21600 0 21600 0 0 Z N"/></draw:custom-shape><draw:frame text:anchor-type="paragraph" draw:z-index="108" draw:name="Forme4_3" draw:style-name="gr9" draw:text-style-name="P39" svg:width="7.411cm" svg:height="2.419cm" svg:x="6.525cm" svg:y="0.242cm"><draw:text-box><text:p text:style-name="P38"><text:span text:style-name="T17">IMAGE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21" draw:name="Forme12_0" draw:style-name="gr8" draw:text-style-name="P36" svg:width="17.103cm" svg:height="1.777cm" svg:x="1.15cm" svg:y="0.074cm"><text:p/><draw:enhanced-geometry svg:viewBox="0 0 21600 21600" draw:type="rectangle" draw:enhanced-path="M 0 0 L 21600 0 21600 21600 0 21600 0 0 Z N"/></draw:custom-shape><draw:frame text:anchor-type="paragraph" draw:z-index="122" draw:name="Forme13_0" draw:style-name="gr7" draw:text-style-name="P37" svg:width="17.103cm" svg:height="1.777cm" svg:x="1.15cm" svg:y="0.074cm"><draw:text-box><text:p text:style-name="P31"><text:span text:style-name="T15"/></text:p><text:p text:style-name="P31"><text:span text:style-name="T16">Accueil <text:s text:c="2"/></text:span><text:span text:style-name="T16"><text:tab/></text:span><text:span text:style-name="T16"> <text:s text:c="2"/></text:span><text:span text:style-name="T16"><text:tab/></text:span><text:span text:style-name="T16">Horaire</text:span><text:span text:style-name="T16"><text:tab/></text:span><text:span text:style-name="T16"> </text:span><text:span text:style-name="T16"><text:tab/></text:span><text:span text:style-name="T16">Photos</text:span><text:span text:style-name="T16"><text:tab/></text:span><text:span text:style-name="T16"> </text:span><text:span text:style-name="T16"><text:tab/></text:span><text:span text:style-name="T16">Vidéos </text:span><text:span text:style-name="T16"><text:tab/></text:span><text:span text:style-name="T16"><text:tab/></text:span><text:span text:style-name="T16">Tarif</text:span></text:p></draw:text-box></draw:frame></text:p>
      <text:p text:style-name="P9"/>
      <text:p text:style-name="P9"/>
      <text:p text:style-name="P9"/>
      <text:p text:style-name="P9"><draw:custom-shape text:anchor-type="paragraph" draw:z-index="111" draw:name="Forme6_4" draw:style-name="gr6" draw:text-style-name="P36" svg:width="15.819cm" svg:height="1.89cm" svg:x="1.266cm" svg:y="0.466cm"><text:p/><draw:enhanced-geometry svg:viewBox="0 0 21600 21600" draw:type="rectangle" draw:enhanced-path="M 0 0 L 21600 0 21600 21600 0 21600 0 0 Z N"/></draw:custom-shape></text:p>
      <text:p text:style-name="P9"/>
      <text:p text:style-name="P9"><draw:frame text:anchor-type="paragraph" draw:z-index="112" draw:name="Forme8_4" draw:style-name="gr5" draw:text-style-name="P35" svg:width="13.078cm" svg:height="1.096cm" svg:x="2.529cm" svg:y="0.226cm"><draw:text-box><text:p>Ici, il y a une phrase d’explication contenu qui y a sur cette <text:s/>page</text:p></draw:text-box></draw:frame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13" draw:name="Forme18_15" draw:style-name="gr18" draw:text-style-name="P43" svg:width="5.054cm" svg:height="6.589cm" svg:x="0.757cm" svg:y="0.065cm"><text:p/><draw:enhanced-geometry svg:viewBox="0 0 21600 21600" draw:type="rectangle" draw:enhanced-path="M 0 0 L 21600 0 21600 21600 0 21600 0 0 Z N"/></draw:custom-shape><draw:custom-shape text:anchor-type="paragraph" draw:z-index="115" draw:name="Forme18_17" draw:style-name="gr18" draw:text-style-name="P43" svg:width="5.054cm" svg:height="6.589cm" svg:x="7.186cm" svg:y="0.138cm"><text:p/><draw:enhanced-geometry svg:viewBox="0 0 21600 21600" draw:type="rectangle" draw:enhanced-path="M 0 0 L 21600 0 21600 21600 0 21600 0 0 Z N"/></draw:custom-shape><draw:frame text:anchor-type="paragraph" draw:z-index="116" draw:name="Forme9_12" draw:style-name="gr17" draw:text-style-name="P32" svg:width="5.054cm" svg:height="6.351cm" svg:x="0.757cm" svg:y="0.303cm"><draw:text-box><text:p text:style-name="P31"/><text:p text:style-name="P31"/><text:p text:style-name="P31"/><text:p text:style-name="P31"/><text:p text:style-name="P31">Tableau 1</text:p></draw:text-box></draw:frame><draw:frame text:anchor-type="paragraph" draw:z-index="117" draw:name="Forme9_13" draw:style-name="gr17" draw:text-style-name="P32" svg:width="5.054cm" svg:height="6.351cm" svg:x="7.186cm" svg:y="0.138cm"><draw:text-box><text:p text:style-name="P31"/><text:p text:style-name="P31"/><text:p text:style-name="P31"/><text:p text:style-name="P31"/><text:p text:style-name="P31">Tableau 2</text:p></draw:text-box></draw:frame><draw:custom-shape text:anchor-type="paragraph" draw:z-index="114" draw:name="Forme18_16" draw:style-name="gr18" draw:text-style-name="P43" svg:width="5.054cm" svg:height="6.589cm" svg:x="13.086cm" svg:y="0.217cm"><text:p/><draw:enhanced-geometry svg:viewBox="0 0 21600 21600" draw:type="rectangle" draw:enhanced-path="M 0 0 L 21600 0 21600 21600 0 21600 0 0 Z N"/></draw:custom-shape><draw:frame text:anchor-type="paragraph" draw:z-index="118" draw:name="Forme9_14" draw:style-name="gr17" draw:text-style-name="P32" svg:width="5.054cm" svg:height="6.351cm" svg:x="13.086cm" svg:y="0.217cm"><draw:text-box><text:p text:style-name="P31"/><text:p text:style-name="P31"/><text:p text:style-name="P31"/><text:p text:style-name="P31"/><text:p text:style-name="P31">Tableau 3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119" draw:name="Forme20_2" draw:style-name="gr1" draw:text-style-name="P28" svg:width="5.107cm" svg:height="2.25cm" svg:x="0.73cm" svg:y="0.277cm"><draw:text-box><text:p><text:span text:style-name="T13">–</text:span><text:span text:style-name="T13">&gt; retour page accueil</text:span></text:p></draw:text-box></draw:frame></text:p>
      <text:p text:style-name="P9"/>
      <text:p text:style-name="P9"/>
      <text:p text:style-name="P9"><draw:custom-shape text:anchor-type="paragraph" draw:z-index="120" draw:name="Forme10_6" draw:style-name="gr2" draw:text-style-name="P30" svg:width="12.323cm" svg:height="1.239cm" svg:x="2.037cm" svg:y="0.116cm"><text:p text:style-name="P29">Bas de page (footer)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p text:style-name="P9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) page tarif</text:p>
      <text:p text:style-name="P1"/>
      <text:p text:style-name="P1"/>
      <text:p text:style-name="P1"><draw:custom-shape text:anchor-type="paragraph" draw:z-index="59" draw:name="Forme1_0" draw:style-name="gr19" draw:text-style-name="P42" svg:width="19.054cm" svg:height="24.103cm" svg:x="0.155cm" svg:y="0.051cm"><text:p/><draw:enhanced-geometry svg:viewBox="0 0 21600 21600" draw:type="rectangle" draw:enhanced-path="M 0 0 L 21600 0 21600 21600 0 21600 0 0 Z N"/></draw:custom-shape><draw:frame text:anchor-type="paragraph" draw:z-index="61" draw:name="Forme2_0" draw:style-name="gr14" draw:text-style-name="P41" svg:width="17.652cm" svg:height="1.814cm" svg:x="0.586cm" svg:y="0.191cm"><draw:text-box><text:p text:style-name="P38"><text:span text:style-name="T18">Club Cyclisme 63</text:span></text:p></draw:text-box></draw:frame></text:p>
      <text:p text:style-name="P1"><draw:custom-shape text:anchor-type="paragraph" draw:z-index="60" draw:name="Forme15_0" draw:style-name="gr15" draw:text-style-name="P36" svg:width="1.456cm" svg:height="1.361cm" svg:x="17.246cm" svg:y="0.127cm"><text:p/><draw:enhanced-geometry svg:viewBox="0 0 21600 21600" draw:type="rectangle" draw:enhanced-path="M 0 0 L 21600 0 21600 21600 0 21600 0 0 Z N"/></draw:custom-shape><draw:custom-shape text:anchor-type="paragraph" draw:z-index="62" draw:name="Forme15_8" draw:style-name="gr13" draw:text-style-name="P40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63" draw:name="Forme14_0" draw:style-name="gr12" draw:text-style-name="P35" svg:width="1.682cm" svg:height="1.463cm" svg:x="14.961cm" svg:y="0.127cm"><draw:text-box><text:p>Logo</text:p><text:p>Facebook</text:p></draw:text-box></draw:frame><draw:frame text:anchor-type="paragraph" draw:z-index="64" draw:name="Forme14_8" draw:style-name="gr11" draw:text-style-name="P35" svg:width="1.456cm" svg:height="1.361cm" svg:x="17.246cm" svg:y="0.127cm"><draw:text-box><text:p>Logo</text:p><text:p>Twitter</text:p></draw:text-box></draw:frame></text:p>
      <text:p text:style-name="P1"/>
      <text:p text:style-name="P1"><draw:custom-shape text:anchor-type="paragraph" draw:z-index="65" draw:name="Forme3_0" draw:style-name="gr10" draw:text-style-name="P36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66" draw:name="Forme4_0" draw:style-name="gr9" draw:text-style-name="P39" svg:width="7.411cm" svg:height="2.419cm" svg:x="5.644cm" svg:y="0.453cm"><draw:text-box><text:p text:style-name="P38"><text:span text:style-name="T17">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67" draw:name="Forme12_2" draw:style-name="gr8" draw:text-style-name="P36" svg:width="17.103cm" svg:height="1.777cm" svg:x="1.15cm" svg:y="0.074cm"><text:p/><draw:enhanced-geometry svg:viewBox="0 0 21600 21600" draw:type="rectangle" draw:enhanced-path="M 0 0 L 21600 0 21600 21600 0 21600 0 0 Z N"/></draw:custom-shape><draw:frame text:anchor-type="paragraph" draw:z-index="68" draw:name="Forme13_2" draw:style-name="gr7" draw:text-style-name="P37" svg:width="17.103cm" svg:height="1.777cm" svg:x="1.15cm" svg:y="0.074cm"><draw:text-box><text:p text:style-name="P31"><text:span text:style-name="T15"/></text:p><text:p text:style-name="P31"><text:span text:style-name="T16">Accueil <text:s text:c="2"/></text:span><text:span text:style-name="T16"><text:tab/></text:span><text:span text:style-name="T16"> <text:s text:c="2"/></text:span><text:span text:style-name="T16"><text:tab/></text:span><text:span text:style-name="T16">Horaire</text:span><text:span text:style-name="T16"><text:tab/></text:span><text:span text:style-name="T16"> </text:span><text:span text:style-name="T16"><text:tab/></text:span><text:span text:style-name="T16">Photos</text:span><text:span text:style-name="T16"><text:tab/></text:span><text:span text:style-name="T16"> </text:span><text:span text:style-name="T16"><text:tab/></text:span><text:span text:style-name="T16">Vidéos </text:span><text:span text:style-name="T16"><text:tab/></text:span><text:span text:style-name="T16"><text:tab/></text:span><text:span text:style-name="T16">Tarif</text:span></text:p></draw:text-box></draw:frame></text:p>
      <text:p text:style-name="P1"/>
      <text:p text:style-name="P1"/>
      <text:p text:style-name="P1"/>
      <text:p text:style-name="P1"><draw:custom-shape text:anchor-type="paragraph" draw:z-index="69" draw:name="Forme6_0" draw:style-name="gr6" draw:text-style-name="P36" svg:width="15.819cm" svg:height="1.89cm" svg:x="1.293cm" svg:y="0.355cm"><text:p/><draw:enhanced-geometry svg:viewBox="0 0 21600 21600" draw:type="rectangle" draw:enhanced-path="M 0 0 L 21600 0 21600 21600 0 21600 0 0 Z N"/></draw:custom-shape></text:p>
      <text:p text:style-name="P1"><draw:frame text:anchor-type="paragraph" draw:z-index="70" draw:name="Forme8_0" draw:style-name="gr5" draw:text-style-name="P35" svg:width="13.078cm" svg:height="1.096cm" svg:x="1.762cm" svg:y="0.228cm"><draw:text-box><text:p>Ici, il y a une phrase d’explication contenu qui y a sur cette <text:s/>page</text:p></draw:text-box></draw:frame></text:p>
      <text:p text:style-name="P1"/>
      <text:p text:style-name="P1"/>
      <text:p text:style-name="P3"/>
      <text:p text:style-name="P3"/>
      <text:p text:style-name="P3"/>
      <text:p text:style-name="P3"><draw:custom-shape text:anchor-type="paragraph" draw:z-index="72" draw:name="Forme18_8" draw:style-name="gr25" draw:text-style-name="P43" svg:width="5.054cm" svg:height="3.765cm" svg:x="0.757cm" svg:y="0.245cm"><text:p/><draw:enhanced-geometry svg:viewBox="0 0 21600 21600" draw:type="rectangle" draw:enhanced-path="M 0 0 L 21600 0 21600 21600 0 21600 0 0 Z N"/></draw:custom-shape><draw:custom-shape text:anchor-type="paragraph" draw:z-index="73" draw:name="Forme18_9" draw:style-name="gr22" draw:text-style-name="P43" svg:width="5.054cm" svg:height="3.64cm" svg:x="12.637cm" svg:y="0.37cm"><text:p/><draw:enhanced-geometry svg:viewBox="0 0 21600 21600" draw:type="rectangle" draw:enhanced-path="M 0 0 L 21600 0 21600 21600 0 21600 0 0 Z N"/></draw:custom-shape><draw:custom-shape text:anchor-type="paragraph" draw:z-index="74" draw:name="Forme18_10" draw:style-name="gr22" draw:text-style-name="P43" svg:width="5.054cm" svg:height="3.64cm" svg:x="6.974cm" svg:y="0.423cm"><text:p/><draw:enhanced-geometry svg:viewBox="0 0 21600 21600" draw:type="rectangle" draw:enhanced-path="M 0 0 L 21600 0 21600 21600 0 21600 0 0 Z N"/></draw:custom-shape><draw:frame text:anchor-type="paragraph" draw:z-index="75" draw:name="Forme9_5" draw:style-name="gr21" draw:text-style-name="P32" svg:width="5.054cm" svg:height="3.488cm" svg:x="0.757cm" svg:y="0.363cm"><draw:text-box><text:p text:style-name="P31"/><text:p text:style-name="P31"/><text:p text:style-name="P31"/><text:p text:style-name="P31">Planning tarif 1</text:p></draw:text-box></draw:frame><draw:frame text:anchor-type="paragraph" draw:z-index="76" draw:name="Forme9_6" draw:style-name="gr24" draw:text-style-name="P32" svg:width="5.054cm" svg:height="3.798cm" svg:x="6.974cm" svg:y="0.423cm"><draw:text-box><text:p text:style-name="P31"/><text:p text:style-name="P31"/><text:p text:style-name="P31"/><text:p text:style-name="P31">Planning tarif 2</text:p></draw:text-box></draw:frame><draw:frame text:anchor-type="paragraph" draw:z-index="77" draw:name="Forme9_7" draw:style-name="gr23" draw:text-style-name="P32" svg:width="5.054cm" svg:height="3.058cm" svg:x="12.637cm" svg:y="0.37cm"><draw:text-box><text:p text:style-name="P31"/><text:p text:style-name="P31"/><text:p text:style-name="P31"/><text:p text:style-name="P31"/><text:p text:style-name="P31">Planning tarif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79" draw:name="Forme18_14" draw:style-name="gr22" draw:text-style-name="P43" svg:width="5.054cm" svg:height="3.64cm" svg:x="11.605cm" svg:y="0.166cm"><text:p/><draw:enhanced-geometry svg:viewBox="0 0 21600 21600" draw:type="rectangle" draw:enhanced-path="M 0 0 L 21600 0 21600 21600 0 21600 0 0 Z N"/></draw:custom-shape><draw:frame text:anchor-type="paragraph" draw:z-index="80" draw:name="Forme9_10" draw:style-name="gr21" draw:text-style-name="P32" svg:width="5.054cm" svg:height="3.488cm" svg:x="11.605cm" svg:y="0.166cm"><draw:text-box><text:p text:style-name="P31"/><text:p text:style-name="P31"/><text:p text:style-name="P31"/><text:p text:style-name="P31">Planning tarif 4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draw:frame text:anchor-type="paragraph" draw:z-index="78" draw:name="Forme20_1" draw:style-name="gr1" draw:text-style-name="P28" svg:width="5.107cm" svg:height="2.25cm" svg:x="0.787cm" svg:y="0.388cm"><draw:text-box><text:p><text:span text:style-name="T13">–</text:span><text:span text:style-name="T13">&gt; retour page accueil</text:span></text:p></draw:text-box></draw:frame></text:p>
      <text:p text:style-name="P1"/>
      <text:p text:style-name="P1"/>
      <text:p text:style-name="P1"><draw:custom-shape text:anchor-type="paragraph" draw:z-index="71" draw:name="Forme10_5" draw:style-name="gr2" draw:text-style-name="P30" svg:width="12.323cm" svg:height="1.239cm" svg:x="2.355cm" svg:y="0.43cm"><text:p text:style-name="P29">Bas de page (footer)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3"/>
      <text:p text:style-name="P3"/>
      <text:p text:style-name="P1"/>
      <text:p text:style-name="P1"><text:soft-page-break/></text:p>
      <text:p text:style-name="P1"/>
      <text:p text:style-name="P5"><text:span text:style-name="T12">d</text:span>) page <text:span text:style-name="T7">image</text:span></text:p>
      <text:p text:style-name="P9"/>
      <text:p text:style-name="P9"/>
      <text:p text:style-name="P9"><draw:custom-shape text:anchor-type="paragraph" draw:z-index="123" draw:name="Forme1_6" draw:style-name="gr16" draw:text-style-name="P42" svg:width="19.054cm" svg:height="25.914cm" svg:x="0.155cm" svg:y="0.051cm"><text:p/><draw:enhanced-geometry svg:viewBox="0 0 21600 21600" draw:type="rectangle" draw:enhanced-path="M 0 0 L 21600 0 21600 21600 0 21600 0 0 Z N"/></draw:custom-shape><draw:frame text:anchor-type="paragraph" draw:z-index="125" draw:name="Forme2_5" draw:style-name="gr14" draw:text-style-name="P41" svg:width="17.652cm" svg:height="1.814cm" svg:x="0.453cm" svg:y="0.051cm"><draw:text-box><text:p text:style-name="P38"><text:span text:style-name="T18">Club Cyclisme 63</text:span></text:p></draw:text-box></draw:frame></text:p>
      <text:p text:style-name="P9"><draw:custom-shape text:anchor-type="paragraph" draw:z-index="124" draw:name="Forme15_12" draw:style-name="gr15" draw:text-style-name="P36" svg:width="1.456cm" svg:height="1.361cm" svg:x="17.246cm" svg:y="0.127cm"><text:p/><draw:enhanced-geometry svg:viewBox="0 0 21600 21600" draw:type="rectangle" draw:enhanced-path="M 0 0 L 21600 0 21600 21600 0 21600 0 0 Z N"/></draw:custom-shape><draw:custom-shape text:anchor-type="paragraph" draw:z-index="126" draw:name="Forme15_13" draw:style-name="gr13" draw:text-style-name="P40" svg:width="1.682cm" svg:height="1.361cm" svg:x="14.961cm" svg:y="0.127cm"><text:p/><draw:enhanced-geometry svg:viewBox="0 0 21600 21600" draw:type="rectangle" draw:enhanced-path="M 0 0 L 21600 0 21600 21600 0 21600 0 0 Z N"/></draw:custom-shape><draw:frame text:anchor-type="paragraph" draw:z-index="127" draw:name="Forme14_12" draw:style-name="gr12" draw:text-style-name="P35" svg:width="1.682cm" svg:height="1.463cm" svg:x="14.961cm" svg:y="0.127cm"><draw:text-box><text:p>Logo</text:p><text:p>Facebook</text:p></draw:text-box></draw:frame><draw:frame text:anchor-type="paragraph" draw:z-index="128" draw:name="Forme14_13" draw:style-name="gr11" draw:text-style-name="P35" svg:width="1.456cm" svg:height="1.361cm" svg:x="17.246cm" svg:y="0.127cm"><draw:text-box><text:p>Logo</text:p><text:p>Twitter</text:p></draw:text-box></draw:frame></text:p>
      <text:p text:style-name="P9"/>
      <text:p text:style-name="P9"><draw:custom-shape text:anchor-type="paragraph" draw:z-index="129" draw:name="Forme3_6" draw:style-name="gr10" draw:text-style-name="P36" svg:width="7.39cm" svg:height="2.419cm" svg:x="5.644cm" svg:y="0.453cm"><text:p/><draw:enhanced-geometry svg:viewBox="0 0 21600 21600" draw:type="rectangle" draw:enhanced-path="M 0 0 L 21600 0 21600 21600 0 21600 0 0 Z N"/></draw:custom-shape><draw:frame text:anchor-type="paragraph" draw:z-index="130" draw:name="Forme4_7" draw:style-name="gr9" draw:text-style-name="P39" svg:width="6.861cm" svg:height="2.419cm" svg:x="5.644cm" svg:y="0.453cm"><draw:text-box><text:p text:style-name="P38"><text:span text:style-name="T17">IMAGE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31" draw:name="Forme12_3" draw:style-name="gr8" draw:text-style-name="P36" svg:width="17.103cm" svg:height="1.777cm" svg:x="1.15cm" svg:y="0.074cm"><text:p/><draw:enhanced-geometry svg:viewBox="0 0 21600 21600" draw:type="rectangle" draw:enhanced-path="M 0 0 L 21600 0 21600 21600 0 21600 0 0 Z N"/></draw:custom-shape><draw:frame text:anchor-type="paragraph" draw:z-index="132" draw:name="Forme13_3" draw:style-name="gr7" draw:text-style-name="P37" svg:width="17.103cm" svg:height="1.777cm" svg:x="1.15cm" svg:y="0.074cm"><draw:text-box><text:p text:style-name="P31"><text:span text:style-name="T15"/></text:p><text:p text:style-name="P31"><text:span text:style-name="T16">Accueil <text:s text:c="2"/></text:span><text:span text:style-name="T16"><text:tab/></text:span><text:span text:style-name="T16"> <text:s text:c="2"/></text:span><text:span text:style-name="T16"><text:tab/></text:span><text:span text:style-name="T16">Horaire</text:span><text:span text:style-name="T16"><text:tab/></text:span><text:span text:style-name="T16"> </text:span><text:span text:style-name="T16"><text:tab/></text:span><text:span text:style-name="T16">Photos</text:span><text:span text:style-name="T16"><text:tab/></text:span><text:span text:style-name="T16"> </text:span><text:span text:style-name="T16"><text:tab/></text:span><text:span text:style-name="T16">Vidéos </text:span><text:span text:style-name="T16"><text:tab/></text:span><text:span text:style-name="T16"><text:tab/></text:span><text:span text:style-name="T16">Tarif</text:span></text:p></draw:text-box></draw:frame></text:p>
      <text:p text:style-name="P9"/>
      <text:p text:style-name="P9"/>
      <text:p text:style-name="P9"/>
      <text:p text:style-name="P9"><draw:custom-shape text:anchor-type="paragraph" draw:z-index="133" draw:name="Forme6_5" draw:style-name="gr6" draw:text-style-name="P36" svg:width="15.819cm" svg:height="1.89cm" svg:x="1.293cm" svg:y="0.355cm"><text:p/><draw:enhanced-geometry svg:viewBox="0 0 21600 21600" draw:type="rectangle" draw:enhanced-path="M 0 0 L 21600 0 21600 21600 0 21600 0 0 Z N"/></draw:custom-shape></text:p>
      <text:p text:style-name="P9"><draw:frame text:anchor-type="paragraph" draw:z-index="134" draw:name="Forme8_5" draw:style-name="gr5" draw:text-style-name="P35" svg:width="13.078cm" svg:height="1.096cm" svg:x="1.762cm" svg:y="0.228cm"><draw:text-box><text:p>Ici, il y a une phrase d’explication contenu qui y a sur cette <text:s/>page</text:p></draw:text-box></draw:frame></text:p>
      <text:p text:style-name="P9"/>
      <text:p text:style-name="P9"/>
      <text:p text:style-name="P9"/>
      <text:p text:style-name="P9"><draw:custom-shape text:anchor-type="paragraph" draw:z-index="137" draw:name="Forme3_7" draw:style-name="gr10" draw:text-style-name="P36" svg:width="7.39cm" svg:height="2.419cm" svg:x="5.777cm" svg:y="0.258cm"><text:p/><draw:enhanced-geometry svg:viewBox="0 0 21600 21600" draw:type="rectangle" draw:enhanced-path="M 0 0 L 21600 0 21600 21600 0 21600 0 0 Z N"/></draw:custom-shape><draw:frame text:anchor-type="paragraph" draw:z-index="142" draw:name="Forme4_8" draw:style-name="gr9" draw:text-style-name="P39" svg:width="6.861cm" svg:height="2.419cm" svg:x="5.644cm" svg:y="0.453cm"><draw:text-box><text:p text:style-name="P38"><text:span text:style-name="T17">IMAGE 1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41" draw:name="Forme3_11" draw:style-name="gr10" draw:text-style-name="P36" svg:width="7.39cm" svg:height="2.419cm" svg:x="5.777cm" svg:y="0.079cm"><text:p/><draw:enhanced-geometry svg:viewBox="0 0 21600 21600" draw:type="rectangle" draw:enhanced-path="M 0 0 L 21600 0 21600 21600 0 21600 0 0 Z N"/></draw:custom-shape><draw:frame text:anchor-type="paragraph" draw:z-index="143" draw:name="Forme4_9" draw:style-name="gr9" draw:text-style-name="P39" svg:width="6.861cm" svg:height="2.419cm" svg:x="5.644cm" svg:y="0.453cm"><draw:text-box><text:p text:style-name="P38"><text:span text:style-name="T17">IMAGE 2</text:span></text:p></draw:text-box></draw:frame></text:p>
      <text:p text:style-name="P9"/>
      <text:p text:style-name="P9"/>
      <text:p text:style-name="P9"/>
      <text:p text:style-name="P9"/>
      <text:p text:style-name="P9"><draw:custom-shape text:anchor-type="paragraph" draw:z-index="139" draw:name="Forme3_9" draw:style-name="gr10" draw:text-style-name="P36" svg:width="7.39cm" svg:height="2.419cm" svg:x="5.644cm" svg:y="0.337cm"><text:p/><draw:enhanced-geometry svg:viewBox="0 0 21600 21600" draw:type="rectangle" draw:enhanced-path="M 0 0 L 21600 0 21600 21600 0 21600 0 0 Z N"/></draw:custom-shape><draw:frame text:anchor-type="paragraph" draw:z-index="144" draw:name="Forme4_10" draw:style-name="gr9" draw:text-style-name="P39" svg:width="6.861cm" svg:height="2.419cm" svg:x="5.644cm" svg:y="0.453cm"><draw:text-box><text:p text:style-name="P38"><text:span text:style-name="T17">IMAGE 3</text:span></text:p></draw:text-box></draw:frame></text:p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140" draw:name="Forme3_10" draw:style-name="gr10" draw:text-style-name="P36" svg:width="7.39cm" svg:height="2.419cm" svg:x="5.644cm" svg:y="0.053cm"><text:p/><draw:enhanced-geometry svg:viewBox="0 0 21600 21600" draw:type="rectangle" draw:enhanced-path="M 0 0 L 21600 0 21600 21600 0 21600 0 0 Z N"/></draw:custom-shape><draw:frame text:anchor-type="paragraph" draw:z-index="145" draw:name="Forme4_11" draw:style-name="gr9" draw:text-style-name="P39" svg:width="6.861cm" svg:height="2.419cm" svg:x="5.644cm" svg:y="0.453cm"><draw:text-box><text:p text:style-name="P38"><text:span text:style-name="T17">IMAGE 4</text:span></text:p></draw:text-box></draw:frame></text:p>
      <text:p text:style-name="P9"/>
      <text:p text:style-name="P9"/>
      <text:p text:style-name="P9"/>
      <text:p text:style-name="P9"/>
      <text:p text:style-name="P9"><draw:custom-shape text:anchor-type="paragraph" draw:z-index="138" draw:name="Forme3_8" draw:style-name="gr10" draw:text-style-name="P36" svg:width="7.39cm" svg:height="2.419cm" svg:x="5.565cm" svg:y="0.21cm"><text:p/><draw:enhanced-geometry svg:viewBox="0 0 21600 21600" draw:type="rectangle" draw:enhanced-path="M 0 0 L 21600 0 21600 21600 0 21600 0 0 Z N"/></draw:custom-shape><draw:frame text:anchor-type="paragraph" draw:z-index="146" draw:name="Forme4_12" draw:style-name="gr9" draw:text-style-name="P39" svg:width="6.861cm" svg:height="2.419cm" svg:x="5.644cm" svg:y="0.453cm"><draw:text-box><text:p text:style-name="P38"><text:span text:style-name="T17">IMAGE 5</text:span></text:p></draw:text-box></draw:frame></text:p>
      <text:p text:style-name="P9"/>
      <text:p text:style-name="P9"/>
      <text:p text:style-name="P9"/>
      <text:p text:style-name="P9"/>
      <text:p text:style-name="P9"><draw:frame text:anchor-type="paragraph" draw:z-index="136" draw:name="Forme20_3" draw:style-name="gr1" draw:text-style-name="P28" svg:width="5.107cm" svg:height="2.25cm" svg:x="0.155cm" svg:y="0.328cm"><draw:text-box><text:p><text:span text:style-name="T13">–</text:span><text:span text:style-name="T13">&gt; retour page accueil</text:span></text:p></draw:text-box></draw:frame></text:p>
      <text:p text:style-name="P9"/>
      <text:p text:style-name="P9"><draw:custom-shape text:anchor-type="paragraph" draw:z-index="135" draw:name="Forme10_7" draw:style-name="gr2" draw:text-style-name="P30" svg:width="12.323cm" svg:height="1.239cm" svg:x="3.334cm" svg:y="0.305cm"><text:p text:style-name="P29">Bas de page (footer)</text:p><draw:enhanced-geometry svg:viewBox="0 0 21600 21600" draw:type="rectangle" draw:enhanced-path="M 0 0 L 21600 0 21600 21600 0 21600 0 0 Z N"/></draw:custom-shape></text:p>
      <text:p text:style-name="P9"/>
      <text:p text:style-name="P8"><text:soft-page-break/><text:span text:style-name="T12">e</text:span><text:span text:style-name="T6">) page </text:span><text:span text:style-name="T12">vidéo</text:span></text:p>
      <text:p text:style-name="P1"/>
      <text:p text:style-name="P1"/>
      <text:p text:style-name="P1"><draw:custom-shape text:anchor-type="paragraph" draw:z-index="20" draw:name="Forme1_4" draw:style-name="gr19" draw:text-style-name="P42" svg:width="19.054cm" svg:height="24.103cm" svg:x="0.026cm" svg:y="0.018cm"><text:p/><draw:enhanced-geometry svg:viewBox="0 0 21600 21600" draw:type="rectangle" draw:enhanced-path="M 0 0 L 21600 0 21600 21600 0 21600 0 0 Z N"/></draw:custom-shape><draw:frame text:anchor-type="paragraph" draw:z-index="21" draw:name="Forme2_6" draw:style-name="gr14" draw:text-style-name="P41" svg:width="17.652cm" svg:height="1.814cm" svg:x="1.222cm" svg:y="0.159cm"><draw:text-box><text:p text:style-name="P38"><text:span text:style-name="T18">Club Cyclisme 63</text:span></text:p></draw:text-box></draw:frame></text:p>
      <text:p text:style-name="P1"><draw:frame text:anchor-type="paragraph" draw:z-index="24" draw:name="Forme14_5" draw:style-name="gr12" draw:text-style-name="P35" svg:width="1.682cm" svg:height="1.463cm" svg:x="15.438cm" svg:y="0.455cm"><draw:text-box><text:p>Logo</text:p><text:p>Facebook</text:p></draw:text-box></draw:frame></text:p>
      <text:p text:style-name="P1"><draw:custom-shape text:anchor-type="paragraph" draw:z-index="23" draw:name="Forme15_10" draw:style-name="gr13" draw:text-style-name="P40" svg:width="1.682cm" svg:height="1.361cm" svg:x="15.438cm" svg:y="0.041cm"><text:p/><draw:enhanced-geometry svg:viewBox="0 0 21600 21600" draw:type="rectangle" draw:enhanced-path="M 0 0 L 21600 0 21600 21600 0 21600 0 0 Z N"/></draw:custom-shape><draw:frame text:anchor-type="paragraph" draw:z-index="26" draw:name="Forme14_10" draw:style-name="gr11" draw:text-style-name="P35" svg:width="1.456cm" svg:height="1.361cm" svg:x="17.418cm" svg:y="0.215cm"><draw:text-box><text:p>Logo</text:p><text:p>Twitter</text:p></draw:text-box></draw:frame><draw:custom-shape text:anchor-type="paragraph" draw:z-index="22" draw:name="Forme15_5" draw:style-name="gr15" draw:text-style-name="P36" svg:width="1.456cm" svg:height="1.361cm" svg:x="17.418cm" svg:y="0.215cm"><text:p/><draw:enhanced-geometry svg:viewBox="0 0 21600 21600" draw:type="rectangle" draw:enhanced-path="M 0 0 L 21600 0 21600 21600 0 21600 0 0 Z N"/></draw:custom-shape></text:p>
      <text:p text:style-name="P1"><draw:frame text:anchor-type="paragraph" draw:z-index="28" draw:name="Forme4_6" draw:style-name="gr9" draw:text-style-name="P39" svg:width="7.411cm" svg:height="2.419cm" svg:x="6.227cm" svg:y="0.422cm"><draw:text-box><text:p text:style-name="P38"><text:span text:style-name="T17">IMAGE</text:span></text:p></draw:text-box></draw:frame><draw:custom-shape text:anchor-type="paragraph" draw:z-index="27" draw:name="Forme3_5" draw:style-name="gr10" draw:text-style-name="P36" svg:width="7.39cm" svg:height="2.419cm" svg:x="6.385cm" svg:y="0.422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0"><draw:custom-shape text:anchor-type="paragraph" draw:z-index="147" draw:name="Forme12_4" draw:style-name="gr8" draw:text-style-name="P36" svg:width="17.103cm" svg:height="1.777cm" svg:x="1.15cm" svg:y="0.074cm"><text:p/><draw:enhanced-geometry svg:viewBox="0 0 21600 21600" draw:type="rectangle" draw:enhanced-path="M 0 0 L 21600 0 21600 21600 0 21600 0 0 Z N"/></draw:custom-shape><draw:frame text:anchor-type="paragraph" draw:z-index="148" draw:name="Forme13_5" draw:style-name="gr7" draw:text-style-name="P37" svg:width="17.103cm" svg:height="1.777cm" svg:x="1.15cm" svg:y="0.074cm"><draw:text-box><text:p text:style-name="P31"><text:span text:style-name="T15"/></text:p><text:p text:style-name="P31"><text:span text:style-name="T16">Accueil <text:s text:c="2"/></text:span><text:span text:style-name="T16"><text:tab/></text:span><text:span text:style-name="T16"> <text:s text:c="2"/></text:span><text:span text:style-name="T16"><text:tab/></text:span><text:span text:style-name="T16">Horaire</text:span><text:span text:style-name="T16"><text:tab/></text:span><text:span text:style-name="T16"> </text:span><text:span text:style-name="T16"><text:tab/></text:span><text:span text:style-name="T16">Photos</text:span><text:span text:style-name="T16"><text:tab/></text:span><text:span text:style-name="T16"> </text:span><text:span text:style-name="T16"><text:tab/></text:span><text:span text:style-name="T16">Vidéos </text:span><text:span text:style-name="T16"><text:tab/></text:span><text:span text:style-name="T16"><text:tab/></text:span><text:span text:style-name="T16">Tarif</text:span></text:p></draw:text-box></draw:frame></text:p>
      <text:p text:style-name="P10"/>
      <text:p text:style-name="P10"/>
      <text:p text:style-name="P10"/>
      <text:p text:style-name="P10"><draw:custom-shape text:anchor-type="paragraph" draw:z-index="149" draw:name="Forme6_6" draw:style-name="gr6" draw:text-style-name="P36" svg:width="15.819cm" svg:height="1.89cm" svg:x="1.293cm" svg:y="0.355cm"><text:p/><draw:enhanced-geometry svg:viewBox="0 0 21600 21600" draw:type="rectangle" draw:enhanced-path="M 0 0 L 21600 0 21600 21600 0 21600 0 0 Z N"/></draw:custom-shape></text:p>
      <text:p text:style-name="P10"><draw:frame text:anchor-type="paragraph" draw:z-index="150" draw:name="Forme8_6" draw:style-name="gr5" draw:text-style-name="P35" svg:width="13.078cm" svg:height="1.096cm" svg:x="1.762cm" svg:y="0.228cm"><draw:text-box><text:p>Ici, il y a une phrase d’explication contenu qui y a sur cette <text:s/>page</text:p></draw:text-box></draw:frame></text:p>
      <text:p text:style-name="P10"/>
      <text:p text:style-name="P10"/>
      <text:p text:style-name="P10"/>
      <text:p text:style-name="P10"><draw:custom-shape text:anchor-type="paragraph" draw:z-index="151" draw:name="Forme3_12" draw:style-name="gr4" draw:text-style-name="P34" svg:width="7.39cm" svg:height="7.226cm" svg:x="10.857cm" svg:y="0.416cm"><text:p text:style-name="P33"><text:span text:style-name="T14">vidéo</text:span></text:p><draw:enhanced-geometry svg:viewBox="0 0 21600 21600" draw:type="rectangle" draw:enhanced-path="M 0 0 L 21600 0 21600 21600 0 21600 0 0 Z N"/></draw:custom-shape><draw:frame text:anchor-type="paragraph" draw:z-index="152" draw:name="Forme16" draw:style-name="gr3" draw:text-style-name="P32" svg:width="8.494cm" svg:height="7.303cm" svg:x="1.365cm" svg:y="0.392cm"><draw:text-box><text:p text:style-name="P31"/><text:p text:style-name="P31"/><text:p text:style-name="P31"/><text:p text:style-name="P31"/><text:p text:style-name="P31"/><text:p text:style-name="P31">Description de la vidéo</text:p></draw:text-box></draw:frame><draw:custom-shape text:anchor-type="paragraph" draw:z-index="0" draw:name="Forme17" draw:style-name="gr34" draw:text-style-name="P36" svg:width="8.494cm" svg:height="7.303cm" svg:x="1.365cm" svg:y="0.392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draw:frame text:anchor-type="paragraph" draw:z-index="154" draw:name="Forme20_4" draw:style-name="gr1" draw:text-style-name="P28" svg:width="5.107cm" svg:height="2.25cm" svg:x="0.155cm" svg:y="0.328cm"><draw:text-box><text:p><text:span text:style-name="T13">–</text:span><text:span text:style-name="T13">&gt; retour page accueil</text:span></text:p></draw:text-box></draw:frame></text:p>
      <text:p text:style-name="P10"/>
      <text:p text:style-name="P10"><draw:custom-shape text:anchor-type="paragraph" draw:z-index="153" draw:name="Forme10_8" draw:style-name="gr2" draw:text-style-name="P30" svg:width="12.323cm" svg:height="1.239cm" svg:x="3.334cm" svg:y="0.305cm"><text:p text:style-name="P29">Bas de page (footer)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3)Scénario</text:p>
      <text:p text:style-name="P11"/>
      <text:p text:style-name="P11">Scénario de consultation</text:p>
      <text:p text:style-name="P11"/>
      <text:p text:style-name="P11"><text:tab/><text:span text:style-name="T1">Début Consultation</text:span> </text:p>
      <text:p text:style-name="P11"/>
      <text:p text:style-name="P11"><text:tab/> <text:s/>Afficher<text:span text:style-name="T8"> page accueil</text:span></text:p>
      <text:p text:style-name="P24"/>
      <text:p text:style-name="P11"><text:tab/> <text:span text:style-name="T8">Cas 1 : page accueil affichée</text:span> </text:p>
      <text:p text:style-name="P11"/>
      <text:p text:style-name="P11"><text:tab/><text:tab/><text:span text:style-name="T1">Si</text:span> le visiteur clique sur <text:span text:style-name="T8">tarifs</text:span> </text:p>
      <text:p text:style-name="P11"><text:tab/><text:tab/><text:span text:style-name="T1">Alors</text:span> afficher page <text:span text:style-name="T8">Tarifs</text:span></text:p>
      <text:p text:style-name="P11"><text:tab/><text:tab/><text:span text:style-name="T1">Fin si</text:span></text:p>
      <text:p text:style-name="P25"/>
      <text:p text:style-name="P11"><text:tab/><text:tab/><text:span text:style-name="T1">Si</text:span> le visiteur clique sur <text:span text:style-name="T8">horaires</text:span> </text:p>
      <text:p text:style-name="P11"><text:tab/><text:tab/><text:span text:style-name="T1">Alors</text:span> afficher page <text:span text:style-name="T8">Horaires</text:span></text:p>
      <text:p text:style-name="P12"><text:tab/><text:tab/><text:span text:style-name="T1">Fin si</text:span></text:p>
      <text:p text:style-name="P26"/>
      <text:p text:style-name="P12"><text:tab/><text:tab/><text:span text:style-name="T1">Si</text:span> le visiteur clique sur <text:span text:style-name="T11">image</text:span> </text:p>
      <text:p text:style-name="P12"><text:tab/><text:tab/><text:span text:style-name="T1">Alors</text:span> afficher page <text:span text:style-name="T11">Image</text:span></text:p>
      <text:p text:style-name="P12"><text:tab/><text:tab/><text:span text:style-name="T1">Fin si</text:span> </text:p>
      <text:p text:style-name="P12"/>
      <text:p text:style-name="P12"><text:tab/><text:tab/><text:span text:style-name="T1">Si</text:span> le visiteur clique sur <text:span text:style-name="T11">vidéos</text:span> </text:p>
      <text:p text:style-name="P12"><text:tab/><text:tab/><text:span text:style-name="T1">Alors</text:span> afficher page <text:span text:style-name="T11">Vidéos</text:span></text:p>
      <text:p text:style-name="P13"><text:tab/><text:tab/><text:span text:style-name="T1">Fin si</text:span></text:p>
      <text:p text:style-name="P27"/>
      <text:p text:style-name="P13"><text:tab/><text:tab/><text:span text:style-name="T1">Si</text:span> le visiteur clique sur <text:span text:style-name="T10">logo Twitter</text:span><text:span text:style-name="T8"> </text:span></text:p>
      <text:p text:style-name="P13"><text:tab/><text:tab/><text:span text:style-name="T1">Alors</text:span> afficher page <text:span text:style-name="T10">accueil Twitter</text:span></text:p>
      <text:p text:style-name="P13"><text:tab/><text:tab/><text:span text:style-name="T1">Fin si</text:span> </text:p>
      <text:p text:style-name="P13"/>
      <text:p text:style-name="P13"><text:tab/><text:tab/><text:span text:style-name="T1">Si</text:span> le visiteur clique sur <text:span text:style-name="T10">logo Facebook</text:span></text:p>
      <text:p text:style-name="P13"><text:tab/><text:tab/><text:span text:style-name="T1">Alors</text:span> afficher page <text:span text:style-name="T10">accueil Facebook</text:span></text:p>
      <text:p text:style-name="P13"><text:tab/><text:tab/><text:span text:style-name="T1">Fin si</text:span> </text:p>
      <text:p text:style-name="P12"/>
      <text:p text:style-name="P11"><text:tab/><text:span text:style-name="T8">Cas 2 : page Tarifs affichée</text:span></text:p>
      <text:p text:style-name="P11"><text:span text:style-name="T8"><text:tab/><text:tab/></text:span><text:span text:style-name="T1">Si</text:span> le visiteur clique sur <text:span text:style-name="T8">retour page accueil </text:span></text:p>
      <text:p text:style-name="P11"><text:span text:style-name="T8"><text:tab/><text:tab/></text:span><text:span text:style-name="T1">Alors </text:span>afficher <text:span text:style-name="T8">page accueil </text:span></text:p>
      <text:p text:style-name="P11"><text:span text:style-name="T8"><text:tab/><text:tab/></text:span><text:span text:style-name="T1">Fin si</text:span></text:p>
      <text:p text:style-name="P25"/>
      <text:p text:style-name="P11"><text:tab/><text:span text:style-name="T8">Cas 3 : page Horaire affichée</text:span></text:p>
      <text:p text:style-name="P11"><text:span text:style-name="T8"><text:tab/><text:tab/></text:span><text:span text:style-name="T1">Si</text:span> le visiteur clique sur <text:span text:style-name="T8">retour page accueil </text:span></text:p>
      <text:p text:style-name="P11"><text:span text:style-name="T8"><text:tab/><text:tab/></text:span><text:span text:style-name="T1">Alors </text:span>afficher <text:span text:style-name="T8">page accueil </text:span></text:p>
      <text:p text:style-name="P11"><text:span text:style-name="T8"><text:tab/><text:tab/></text:span><text:span text:style-name="T1">Fin si</text:span></text:p>
      <text:p text:style-name="P25"/>
      <text:p text:style-name="P11"><text:tab/><text:span text:style-name="T8">Cas 4 : page Photos affichée</text:span></text:p>
      <text:p text:style-name="P11"><text:span text:style-name="T8"><text:tab/><text:tab/></text:span><text:span text:style-name="T1">Si</text:span> le visiteur clique sur <text:span text:style-name="T8">retour page accueil </text:span></text:p>
      <text:p text:style-name="P11"><text:span text:style-name="T8"><text:tab/><text:tab/></text:span><text:span text:style-name="T1">Alors </text:span>afficher <text:span text:style-name="T8">page accueil </text:span></text:p>
      <text:p text:style-name="P11"><text:span text:style-name="T8"><text:tab/><text:tab/></text:span><text:span text:style-name="T1">Fin si</text:span></text:p>
      <text:p text:style-name="P14"><text:tab/><text:tab/><text:span text:style-name="T1">Si</text:span> le visiteur clique sur <text:span text:style-name="T9">une image</text:span><text:span text:style-name="T8"> </text:span></text:p>
      <text:p text:style-name="P14"><text:span text:style-name="T8"><text:tab/><text:tab/></text:span><text:span text:style-name="T1">Alors </text:span>afficher <text:span text:style-name="T9">page de l’image</text:span><text:span text:style-name="T8"> </text:span></text:p>
      <text:p text:style-name="P14"><text:span text:style-name="T8"><text:tab/><text:tab/></text:span><text:span text:style-name="T1">Fin si</text:span></text:p>
      <text:p text:style-name="P25"/>
      <text:p text:style-name="P11"><text:tab/><text:span text:style-name="T8">Cas 5 : page Vidéos affichée</text:span></text:p>
      <text:p text:style-name="P11"><text:span text:style-name="T8"><text:tab/><text:tab/></text:span><text:span text:style-name="T1">Si</text:span> le visiteur clique sur <text:span text:style-name="T8">retour page accueil </text:span></text:p>
      <text:p text:style-name="P11"><text:soft-page-break/><text:span text:style-name="T8"><text:tab/><text:tab/></text:span><text:span text:style-name="T1">Alors </text:span>afficher <text:span text:style-name="T8">page accueil </text:span></text:p>
      <text:p text:style-name="P11"><text:span text:style-name="T8"><text:tab/><text:tab/></text:span><text:span text:style-name="T1">Fin si</text:span></text:p>
      <text:p text:style-name="P25"/>
      <text:p text:style-name="P11"><text:tab/><text:span text:style-name="T1">Fin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0:56:34.188000000</meta:creation-date>
    <dc:date>2021-10-31T23:23:45.451000000</dc:date>
    <meta:editing-duration>PT54M52S</meta:editing-duration>
    <meta:editing-cycles>16</meta:editing-cycles>
    <meta:generator>LibreOffice/7.1.1.2$Windows_X86_64 LibreOffice_project/fe0b08f4af1bacafe4c7ecc87ce55bb426164676</meta:generator>
    <meta:document-statistic meta:table-count="0" meta:image-count="0" meta:object-count="0" meta:page-count="10" meta:paragraph-count="54" meta:word-count="227" meta:character-count="1356" meta:non-whitespace-character-count="1085"/>
  </office:meta>
</office:document-meta>
</file>